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691in"/>
    </style:style>
    <style:style style:name="Table15.B" style:family="table-column">
      <style:table-column-properties style:column-width="1.1854in"/>
    </style:style>
    <style:style style:name="Table15.C" style:family="table-column">
      <style:table-column-properties style:column-width="1.6271in"/>
    </style:style>
    <style:style style:name="Table15.D" style:family="table-column">
      <style:table-column-properties style:column-width="2.4236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D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7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7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7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D7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1096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17f9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1096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f7a9b" officeooo:paragraph-rsid="0010962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0117a8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10962f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445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727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7f9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line-height="0.2in"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line-height="0.2in"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7f9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0117a8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10962f"/>
    </style:style>
    <style:style style:name="P26" style:family="paragraph" style:parent-style-name="Standard">
      <style:paragraph-properties fo:line-height="0.2in" fo:text-align="end" style:justify-single-word="false" style:text-autospace="none"/>
      <style:text-properties officeooo:paragraph-rsid="00117a8a"/>
    </style:style>
    <style:style style:name="P27" style:family="paragraph" style:parent-style-name="Standard">
      <style:paragraph-properties fo:text-align="start" style:justify-single-word="false" style:text-autospace="none"/>
      <style:text-properties officeooo:paragraph-rsid="00117a8a"/>
    </style:style>
    <style:style style:name="P28" style:family="paragraph" style:parent-style-name="Standard">
      <style:paragraph-properties fo:line-height="0.2in" fo:text-align="end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aaSubsubsection">
      <style:text-properties officeooo:rsid="03805124" officeooo:paragraph-rsid="00117a8a"/>
    </style:style>
    <style:style style:name="P30" style:family="paragraph" style:parent-style-name="aaSubsubsection">
      <style:text-properties officeooo:paragraph-rsid="00117a8a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officeooo:paragraph-rsid="0010962f" style:font-name-asian="Courier New" style:font-size-asian="10.5pt" style:font-name-complex="Courier New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officeooo:paragraph-rsid="0010962f" style:font-name-asian="Courier New" style:font-size-asian="10.5pt" style:font-name-complex="Courier New" style:font-size-complex="10.5pt"/>
    </style:style>
    <style:style style:name="P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f7a9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e399e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5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" style:family="text">
      <style:text-properties fo:color="#000000" style:font-name="Times New Roman1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7" style:family="text">
      <style:text-properties fo:color="#000000" style:font-name="Times New Roman1" fo:font-size="10pt" fo:font-style="italic" fo:font-weight="normal" officeooo:rsid="0380512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8" style:family="text">
      <style:text-properties officeooo:rsid="03233b9b"/>
    </style:style>
    <style:style style:name="T9" style:family="text">
      <style:text-properties style:font-name="Times New Roman1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style:font-name="Times New Roman1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11" style:family="text">
      <style:text-properties style:font-name="Times New Roman1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style:font-name="Times New Roman1" fo:font-size="10pt" style:font-name-asian="Courier New" style:font-size-asian="10pt" style:font-name-complex="Courier New" style:font-size-complex="10pt"/>
    </style:style>
    <style:style style:name="T13" style:family="text">
      <style:text-properties style:font-name="Times New Roman1" fo:font-size="10pt" officeooo:rsid="002e468a" style:font-name-asian="Courier New" style:font-size-asian="10pt" style:font-name-complex="Courier New" style:font-size-complex="10pt"/>
    </style:style>
    <style:style style:name="T14" style:family="text">
      <style:text-properties style:font-name="Times New Roman1" fo:font-size="10pt" officeooo:rsid="00144540" style:font-name-asian="Courier New" style:font-size-asian="10pt" style:font-name-complex="Courier New" style:font-size-complex="10pt"/>
    </style:style>
    <style:style style:name="T15" style:family="text">
      <style:text-properties style:font-name="Times New Roman1" fo:font-size="10pt" officeooo:rsid="00172770" style:font-name-asian="Courier New" style:font-size-asian="10pt" style:font-name-complex="Courier New" style:font-size-complex="10pt"/>
    </style:style>
    <style:style style:name="T16" style:family="text">
      <style:text-properties style:font-name="Times New Roman1" style:font-name-asian="Courier New" style:font-name-complex="Courier New"/>
    </style:style>
    <style:style style:name="T17" style:family="text">
      <style:text-properties style:font-name="Times New Roman1" officeooo:rsid="002e468a" style:font-name-asian="Courier New" style:font-name-complex="Courier New"/>
    </style:style>
    <style:style style:name="T18" style:family="text">
      <style:text-properties style:font-name="Times New Roman1" officeooo:rsid="01bc3e45" style:font-name-asian="Courier New" style:font-name-complex="Courier New"/>
    </style:style>
    <style:style style:name="T19" style:family="text">
      <style:text-properties style:font-name="Times New Roman1" officeooo:rsid="00e399e2" style:font-name-asian="Courier New" style:font-name-complex="Courier New"/>
    </style:style>
    <style:style style:name="T20" style:family="text">
      <style:text-properties style:font-name="Times New Roman1" officeooo:rsid="005a182b" style:font-name-asian="Courier New" style:font-name-complex="Courier New"/>
    </style:style>
    <style:style style:name="T21" style:family="text">
      <style:text-properties style:font-name="Times New Roman1" officeooo:rsid="03af1ecc" style:font-name-asian="Courier New" style:font-name-complex="Courier New"/>
    </style:style>
    <style:style style:name="T22" style:family="text">
      <style:text-properties style:font-name="Times New Roman1" officeooo:rsid="03afe033" style:font-name-asian="Courier New" style:font-name-complex="Courier New"/>
    </style:style>
    <style:style style:name="T23" style:family="text">
      <style:text-properties style:font-name="Times New Roman1" fo:font-size="12pt" officeooo:rsid="005a182b" style:font-name-asian="Courier New" style:font-size-asian="10.5pt" style:font-name-complex="Courier New" style:font-size-complex="10.5pt"/>
    </style:style>
    <style:style style:name="T24" style:family="text">
      <style:text-properties officeooo:rsid="0381ec46"/>
    </style:style>
    <style:style style:name="T25" style:family="text">
      <style:text-properties officeooo:rsid="03af1ecc"/>
    </style:style>
    <style:style style:name="T26" style:family="text">
      <style:text-properties fo:font-style="italic" officeooo:rsid="01bdb299" style:font-style-asian="italic" style:font-style-complex="italic"/>
    </style:style>
    <style:style style:name="T27" style:family="text">
      <style:text-properties officeooo:rsid="01bdb299"/>
    </style:style>
    <style:style style:name="T28" style:family="text">
      <style:text-properties officeooo:rsid="0149cd0e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MathematicaFormatStandardForm"><text:span text:style-name="T17"><draw:frame draw:style-name="fr1" draw:name="Object12" text:anchor-type="as-char" svg:y="-0.2339in" svg:width="1.3008in" svg:height="0.3752in" draw:z-index="17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7"><text:span text:style-name="MathematicaFormatStandardForm"><text:span text:style-name="T17"><draw:frame draw:style-name="fr1" draw:name="Object11" text:anchor-type="as-char" svg:y="-0.1437in" svg:width="2.4217in" svg:height="0.1945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7"><text:span text:style-name="MathematicaFormatStandardForm"><text:span text:style-name="T17"><draw:frame draw:style-name="fr1" draw:name="Object9" text:anchor-type="as-char" svg:y="-0.1437in" svg:width="2.2689in" svg:height="0.2839in" draw:z-index="2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8"><text:span text:style-name="MathematicaFormatStandardForm"><text:span text:style-name="T17"><draw:frame draw:style-name="fr1" draw:name="Object10" text:anchor-type="as-char" svg:y="-0.1437in" svg:width="2.4102in" svg:height="0.2839in" draw:z-index="30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7"/>
      <text:p text:style-name="P7"/>
      <text:p text:style-name="P30">Identity Style 1: <text:span text:style-name="T24">Via </text:span>Newton's Generalized Binomial Expansion</text:p>
      <text:p text:style-name="P19"><text:span text:style-name="MathematicaFormatStandardForm"><text:span text:style-name="T17"/></text:span></text:p>
      <text:p text:style-name="P16"><text:span text:style-name="MathematicaFormatStandardForm"><text:span text:style-name="T17"><draw:frame draw:style-name="fr1" draw:name="Object576" text:anchor-type="as-char" svg:y="-0.2937in" svg:width="6.1583in" svg:height="0.5382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6"><text:span text:style-name="MathematicaFormatStandardForm"><text:span text:style-name="T17"/></text:span></text:p>
      <text:p text:style-name="P15"><text:span text:style-name="MathematicaFormatStandardForm"><text:span text:style-name="T13"><draw:frame draw:style-name="fr2" draw:name="Object254" text:anchor-type="as-char" svg:y="-0.3591in" svg:width="6.602in" svg:height="0.520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6"><text:span text:style-name="FormulaNumber"><text:span text:style-name="T7"/></text:span></text:p>
      <text:p text:style-name="P18"><text:span text:style-name="MathematicaFormatStandardForm"><text:span text:style-name="T17"><draw:frame draw:style-name="fr1" draw:name="Object14" text:anchor-type="as-char" svg:y="-0.2339in" svg:width="2.2398in" svg:height="0.3752in" draw:z-index="3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3"> </text:span></text:span><text:span text:style-name="MathematicaFormatStandardForm"><text:span text:style-name="T15">and </text:span></text:span><text:span text:style-name="MathematicaFormatStandardForm"><text:span text:style-name="T17"><draw:frame draw:style-name="fr1" draw:name="Object13" text:anchor-type="as-char" svg:y="-0.2339in" svg:width="2.5264in" svg:height="0.3752in" draw:z-index="34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8"><text:span text:style-name="MathematicaFormatStandardForm"><text:span text:style-name="T17"/></text:span></text:p>
      <text:p text:style-name="P18"><text:span text:style-name="MathematicaFormatStandardForm"><text:span text:style-name="T17"><draw:frame draw:style-name="fr1" draw:name="Object15" text:anchor-type="as-char" svg:y="-0.1827in" svg:width="1.7689in" svg:height="0.3228in" draw:z-index="3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15">and </text:span></text:span><text:span text:style-name="MathematicaFormatStandardForm"><text:span text:style-name="T17"><draw:frame draw:style-name="fr1" draw:name="Object16" text:anchor-type="as-char" svg:y="-0.1827in" svg:width="2.0555in" svg:height="0.3228in" draw:z-index="3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13"> </text:span></text:span></text:p>
      <text:p text:style-name="P20"><text:span text:style-name="MathematicaFormatStandardForm"><text:span text:style-name="T5"/></text:span></text:p>
      <text:p text:style-name="P29">Identity Style 2: <text:span text:style-name="T24">As </text:span>Exponentiation</text:p>
      <text:p text:style-name="P7"/>
      <text:p text:style-name="P16"><text:span text:style-name="MathematicaFormatStandardForm"><text:span text:style-name="T17"><draw:frame draw:style-name="fr1" draw:name="Object6" text:anchor-type="as-char" svg:y="-0.202in" svg:width="1.8925in" svg:height="0.3457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13"><text:tab/></text:span></text:span><text:span text:style-name="MathematicaFormatStandardForm"><text:span text:style-name="T14">and </text:span></text:span><text:span text:style-name="MathematicaFormatStandardForm"><text:span text:style-name="T17"><draw:frame draw:style-name="fr1" draw:name="Object650" text:anchor-type="as-char" svg:y="-0.202in" svg:width="2.1799in" svg:height="0.3457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"/>
      <text:p text:style-name="P16"><text:span text:style-name="MathematicaFormatStandardForm"><text:span text:style-name="T17"><draw:frame draw:style-name="fr1" draw:name="Object647" text:anchor-type="as-char" svg:y="-0.2937in" svg:width="5.998in" svg:height="0.5382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6"><text:span text:style-name="MathematicaFormatStandardForm"><text:span text:style-name="T17"/></text:span></text:p>
      <text:p text:style-name="P15"><text:span text:style-name="MathematicaFormatStandardForm"><text:span text:style-name="T13"><draw:frame draw:style-name="fr2" draw:name="Object268" text:anchor-type="as-char" svg:y="-0.3591in" svg:width="4.5898in" svg:height="0.5201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5"><text:span text:style-name="MathematicaFormatStandardForm"><text:span text:style-name="T13"/></text:span></text:p>
      <text:p text:style-name="P18"><text:span text:style-name="MathematicaFormatStandardForm"><text:span text:style-name="T13"><draw:frame draw:style-name="fr1" draw:name="Object7" text:anchor-type="as-char" svg:y="-0.2228in" svg:width="1.8083in" svg:height="0.3638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13"> </text:span></text:span><text:span text:style-name="MathematicaFormatStandardForm"><text:span text:style-name="T14">and </text:span></text:span><text:span text:style-name="MathematicaFormatStandardForm"><text:span text:style-name="T14"><draw:frame draw:style-name="fr1" draw:name="Object8" text:anchor-type="as-char" svg:y="-0.2228in" svg:width="2.0957in" svg:height="0.3638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4"><text:span text:style-name="FormulaNumber"/></text:p>
      <text:p text:style-name="P24"><text:span text:style-name="FormulaNumber"/></text:p>
      <text:p text:style-name="P24"><text:span text:style-name="FormulaNumber"/></text:p>
      <text:p text:style-name="P29">Identity Style 3: Via The Hyperbola Method</text:p>
      <text:p text:style-name="P6"/>
      <text:p text:style-name="P15"><text:span text:style-name="MathematicaFormatStandardForm"><text:span text:style-name="T17"><draw:frame draw:style-name="fr2" draw:name="Object414" text:anchor-type="as-char" svg:y="-0.3992in" svg:width="5.2307in" svg:height="0.7484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7"><text:span text:style-name="FormulaNumber"><text:span text:style-name="T6"/></text:span></text:p>
      <text:p text:style-name="P27"><text:soft-page-break/><text:span text:style-name="FormulaNumber"><text:span text:style-name="T6"/></text:span></text:p>
      <text:p text:style-name="P27"><text:span text:style-name="FormulaNumber"><text:span text:style-name="T6"/></text:span></text:p>
      <text:p text:style-name="P29">Identity Style 4: <text:span text:style-name="T24">As a Sum of </text:span>Multiplicative Function<text:span text:style-name="T24">s</text:span></text:p>
      <text:p text:style-name="P13"/>
      <text:p text:style-name="P23"><text:span text:style-name="MathematicaFormatStandardForm"><text:span text:style-name="T12"><draw:frame draw:style-name="fr1" draw:name="Object418" text:anchor-type="as-char" svg:y="-0.2339in" svg:width="1.502in" svg:height="0.3874in" draw:z-index="4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3"><text:span text:style-name="MathematicaFormatStandardForm"><text:span text:style-name="T12"/></text:span></text:p>
      <text:p text:style-name="P27"><text:span text:style-name="FormulaNumber"><text:span text:style-name="T6"/></text:span></text:p>
      <text:p text:style-name="P27"><text:span text:style-name="FormulaNumber"><text:span text:style-name="T6"/></text:span></text:p>
      <text:p text:style-name="P29">Identity Style <text:span text:style-name="T25">5</text:span>: <text:span text:style-name="T24">As a Product of Zeros</text:span></text:p>
      <text:p text:style-name="P10"/>
      <text:p text:style-name="P4"><text:tab/><text:span text:style-name="T25">For fixed values of </text:span><text:span text:style-name="T26">n,</text:span><text:span text:style-name="T27"> and </text:span><text:span text:style-name="T26">s</text:span><text:span text:style-name="MathematicaFormatStandardForm"><text:span text:style-name="T20"><draw:frame draw:style-name="fr1" draw:name="Object422" text:anchor-type="as-char" svg:y="-0.1437in" svg:width="0.5362in" svg:height="0.1945in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21">is</text:span></text:span><text:span text:style-name="T28"> a typical polynomial of order</text:span><text:span text:style-name="MathematicaFormatStandardForm"><text:span text:style-name="T20"><draw:frame draw:style-name="fr1" draw:name="Object423" text:anchor-type="as-char" svg:y="-0.2043in" svg:width="0.4752in" svg:height="0.3283in" draw:z-index="4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22">and can be expressed in terms of its zeros in the usual way.</text:span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2"><text:span text:style-name="MathematicaFormatStandardForm"><text:span text:style-name="T22"><draw:frame draw:style-name="fr1" draw:name="Object17" text:anchor-type="as-char" svg:y="-0.1437in" svg:width="1.6819in" svg:height="0.1945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18" text:anchor-type="as-char" svg:y="-0.1244in" svg:width="2.4791in" svg:height="0.1752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19" text:anchor-type="as-char" svg:y="-0.2083in" svg:width="2.1402in" svg:height="0.3484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20" text:anchor-type="as-char" svg:y="-0.1437in" svg:width="2.1201in" svg:height="0.2839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21" text:anchor-type="as-char" svg:y="-0.1437in" svg:width="2.2925in" svg:height="0.2839in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8"><text:span text:style-name="MathematicaFormatStandardForm"><text:span text:style-name="T16"/></text:span></text:p>
      <text:p text:style-name="P8"><text:span text:style-name="MathematicaFormatStandardForm"><text:span text:style-name="T16"/></text:span></text:p>
      <text:p text:style-name="P28"><text:span text:style-name="MathematicaFormatStandardForm"><text:span text:style-name="T2"/></text:span></text:p>
      <text:p text:style-name="P1"><text:span text:style-name="MathematicaFormatStandardForm"><text:span text:style-name="T1"/></text:span></text:p>
      <text:p text:style-name="P11">Table <text:span text:style-name="T8">6</text:span>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1"><text:span text:style-name="MathematicaFormatStandardForm"><text:span text:style-name="T9">Variant of</text:span></text:span><text:span text:style-name="MathematicaFormatStandardForm"><text:span text:style-name="T10"><draw:frame draw:style-name="fr1" draw:name="Object431" text:anchor-type="as-char" svg:y="-0.1437in" svg:width="0.511in" svg:height="0.1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5.A1" office:value-type="string">
            <text:p text:style-name="P22"><text:span text:style-name="MathematicaFormatStandardForm"><text:span text:style-name="T4"><draw:frame draw:style-name="fr1" draw:name="Object3" text:anchor-type="as-char" svg:y="-0.1244in" svg:width="0.6346in" svg:height="0.1752in" draw:z-index="5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15.A1" office:value-type="string">
            <text:p text:style-name="P22"><text:span text:style-name="MathematicaFormatStandardForm"><text:span text:style-name="T19"><draw:frame draw:style-name="fr1" draw:name="Object4" text:anchor-type="as-char" svg:y="-0.1244in" svg:width="0.8335in" svg:height="0.1752in" draw:z-index="5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  <table:table-cell table:style-name="Table15.D1" office:value-type="string">
            <text:p text:style-name="P33"><text:span text:style-name="MathematicaFormatStandardForm"><text:span text:style-name="T11"><draw:frame draw:style-name="fr1" draw:name="Object5" text:anchor-type="as-char" svg:y="-0.2339in" svg:width="0.9307in" svg:height="0.3874in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12"><text:span text:style-name="MathematicaFormatStandardForm"><text:span text:style-name="T13"><draw:frame draw:style-name="fr1" draw:name="Object432" text:anchor-type="as-char" svg:y="-0.2437in" svg:width="0.8429in" svg:height="0.3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31"><draw:frame draw:style-name="fr1" draw:name="Object434" text:anchor-type="as-char" svg:y="-0.1437in" svg:width="0.5681in" svg:height="0.17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5.C2" office:value-type="string">
            <text:p text:style-name="P14"><text:span text:style-name="MathematicaFormatStandardForm"><text:span text:style-name="T13"><draw:frame draw:style-name="fr1" draw:name="Object436" text:anchor-type="as-char" svg:y="-0.1437in" svg:width="1.1689in" svg:height="0.1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14"><text:span text:style-name="MathematicaFormatStandardForm"><text:span text:style-name="T17"><draw:frame draw:style-name="fr1" draw:name="Object439" text:anchor-type="as-char" svg:y="-0.1827in" svg:width="0.6465in" svg:height="0.315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32"><draw:frame draw:style-name="fr1" draw:name="Object327" text:anchor-type="as-char" svg:y="-0.1437in" svg:width="1.0972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297" text:anchor-type="as-char" svg:y="-0.1437in" svg:width="0.6217in" svg:height="0.194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5.C2" office:value-type="string">
            <text:p text:style-name="P25"><draw:frame draw:style-name="fr1" draw:name="Object597" text:anchor-type="as-char" svg:y="-0.1437in" svg:width="1.1929in" svg:height="0.1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5.D2" office:value-type="string">
            <text:p text:style-name="P25"><draw:frame draw:style-name="fr1" draw:name="Object137" text:anchor-type="as-char" svg:y="-0.2228in" svg:width="2.0575in" svg:height="0.34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330" text:anchor-type="as-char" svg:y="-0.228in" svg:width="0.8283in" svg:height="0.368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331" text:anchor-type="as-char" svg:y="-0.1437in" svg:width="0.6228in" svg:height="0.194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5.C2" office:value-type="string">
            <text:p text:style-name="P25"><draw:frame draw:style-name="fr1" draw:name="Object595" text:anchor-type="as-char" svg:y="-0.1437in" svg:width="1.2146in" svg:height="0.17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5.D2" office:value-type="string">
            <text:p text:style-name="P25"><draw:frame draw:style-name="fr1" draw:name="Object614" text:anchor-type="as-char" svg:y="-0.228in" svg:width="2.2319in" svg:height="0.3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674" text:anchor-type="as-char" svg:y="-0.1728in" svg:width="1.0291in" svg:height="0.311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618" text:anchor-type="as-char" svg:y="-0.1437in" svg:width="0.561in" svg:height="0.178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5.C2" office:value-type="string">
            <text:p text:style-name="P14"><text:span text:style-name="MathematicaFormatStandardForm"><text:span text:style-name="T17"><draw:frame draw:style-name="fr1" draw:name="Object652" text:anchor-type="as-char" svg:y="-0.2965in" svg:width="1.1835in" svg:height="0.5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25"><draw:frame draw:style-name="fr1" draw:name="Object1" text:anchor-type="as-char" svg:y="-0.2339in" svg:width="0.8102in" svg:height="0.3752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677" text:anchor-type="as-char" svg:y="-0.2402in" svg:width="1.2071in" svg:height="0.379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5.B6" office:value-type="string">
            <text:p text:style-name="P14"><text:span text:style-name="MathematicaFormatStandardForm"><text:span text:style-name="T16"><draw:frame draw:style-name="fr1" draw:name="Object2" text:anchor-type="as-char" svg:y="-0.1437in" svg:width="0.5555in" svg:height="0.1783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4"><text:span text:style-name="MathematicaFormatStandardForm"><text:span text:style-name="T17"><draw:frame draw:style-name="fr1" draw:name="Object654" text:anchor-type="as-char" svg:y="-0.2083in" svg:width="1.2701in" svg:height="0.3681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33"><text:span text:style-name="MathematicaFormatStandardForm"><text:span text:style-name="T16"><draw:frame draw:style-name="fr1" draw:name="Object616" text:anchor-type="as-char" svg:y="-0.2228in" svg:width="0.5453in" svg:height="0.348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  <table:table-row>
          <table:table-cell table:style-name="Table15.A7" office:value-type="string">
            <text:p text:style-name="P32"><draw:frame draw:style-name="fr1" draw:name="Object680" text:anchor-type="as-char" svg:y="-0.2228in" svg:width="1.6575in" svg:height="0.3634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5.B7" office:value-type="string">
            <text:p text:style-name="P5"><text:span text:style-name="MathematicaFormatStandardForm"><text:span text:style-name="T18"><draw:frame draw:style-name="fr1" draw:name="Object609" text:anchor-type="as-char" svg:y="-0.1437in" svg:width="1.1075in" svg:height="0.268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  <table:table-cell table:style-name="Table15.C7" office:value-type="string">
            <text:p text:style-name="P14"><text:span text:style-name="MathematicaFormatStandardForm"><text:span text:style-name="T17"><draw:frame draw:style-name="fr1" draw:name="Object610" text:anchor-type="as-char" svg:y="-0.211in" svg:width="1.4898in" svg:height="0.3736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15.D7" office:value-type="string">
            <text:p text:style-name="P14"><text:span text:style-name="MathematicaFormatStandardForm"><text:span text:style-name="T13"><draw:frame draw:style-name="fr1" draw:name="Object613" text:anchor-type="as-char" svg:y="-0.3043in" svg:width="1.8654in" svg:height="0.559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</table:table>
      <text:p text:style-name="P9"><text:span text:style-name="MathematicaFormatStandardForm"><text:span text:style-name="T3"/></text:span></text:p>
      <text:p text:style-name="P1"><text:span text:style-name="MathematicaFormatStandardForm"><text:span text:style-name="T16"><draw:frame draw:style-name="fr1" draw:name="Object615" text:anchor-type="as-char" svg:y="-0.4181in" svg:width="2.5465in" svg:height="0.785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6"/></text:span></text:p>
      <text:p text:style-name="P14"><text:span text:style-name="MathematicaFormatStandardForm"><text:span text:style-name="T23"><draw:frame draw:style-name="fr1" draw:name="Object668" text:anchor-type="as-char" svg:y="-0.2043in" svg:width="0.8299in" svg:height="0.357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aSubsubsection" style:family="paragraph" style:parent-style-name="Standard" style:master-page-name="">
      <style:graphic-properties draw:fill-image-width="0in" draw:fill-image-height="0in"/>
      <style:paragraph-properties fo:margin-top="0in" fo:margin-bottom="0in" loext:contextual-spacing="false" fo:line-height="100%" fo:text-align="center" style:justify-single-word="false" style:page-number="auto" fo:padding="0in" fo:border="none" style:shadow="none" style:text-autospace="none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Times New Roman" fo:font-family="'Times New Roman'" style:font-style-name="Italic" style:font-family-generic="roman" style:font-pitch="variable" fo:font-size="10pt" fo:letter-spacing="normal" fo:font-style="italic" fo:text-shadow="none" style:text-underline-style="solid" style:text-underline-width="auto" style:text-underline-color="font-color" fo:font-weight="normal" officeooo:rsid="0354c2e3" fo:background-color="transparent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ize-complex="10.5pt" style:font-style-complex="normal" style:font-weight-complex="normal" style:text-overline-style="none" style:text-overline-color="font-color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0:23:42.580000000</meta:creation-date>
    <dc:date>2016-07-05T10:02:39.291000000</dc:date>
    <meta:editing-duration>PT1H19M29S</meta:editing-duration>
    <meta:editing-cycles>7</meta:editing-cycles>
    <meta:generator>LibreOffice/5.0.0.5$Windows_x86 LibreOffice_project/1b1a90865e348b492231e1c451437d7a15bb262b</meta:generator>
    <meta:document-statistic meta:table-count="1" meta:image-count="0" meta:object-count="55" meta:page-count="3" meta:paragraph-count="56" meta:word-count="69" meta:character-count="389" meta:non-whitespace-character-count="323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{n}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i mathvariant="normal">ζ</mi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( s-a )} over {%zeta(s)})^z]_n</annotation>
  </semantics>
</math>
</file>

<file path=Object 11/content.xml><?xml version="1.0" encoding="utf-8"?>
<math xmlns="http://www.w3.org/1998/Math/MathML" display="block">
  <semantics>
    <mrow>
      <msub>
        <mi>J</mi>
        <mi>a</mi>
      </msub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J_a( n ) cdot n^-s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⋅</mo>
                <msup>
                  <mi>n</mi>
                  <mi>a</mi>
                </msup>
              </mrow>
              <mo stretchy="false">−</mo>
              <mi mathvariant="normal">κ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 n )cdot n^a - %kappa( n ))cdot n^-s</annotation>
  </semantics>
</math>
</file>

<file path=Object 13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  <mo stretchy="false">⋅</mo>
        <msup>
          <mi>p</mi>
          <mrow>
            <mrow>
              <mo stretchy="false">−</mo>
              <mi>s</mi>
            </mrow>
            <mi>k</mi>
          </mrow>
        </msup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+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 {(-z)^{"("k")"} over {k!}} cdot p^{-s k} cdot ""_2 F_1( -k;z;1-k+z;p^a )</annotation>
  </semantics>
</math>
</file>

<file path=Object 1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)^z]_n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a(n) cdot n^-s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i mathvariant="normal">σ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i>k</mi>
                  </mfrac>
                  <mo stretchy="false">⋅</mo>
                  <msup>
                    <mi>n</mi>
                    <mrow>
                      <mo stretchy="false">−</mo>
                      <mi>s</mi>
                    </mrow>
                  </msup>
                </mrow>
                <mtext> if</mtext>
                <mrow>
                  <mi>n</mi>
                  <mo stretchy="false">=</mo>
                  <msup>
                    <mi>p</mi>
                    <mi>k</mi>
                  </msup>
                </mrow>
              </mrow>
            </mtd>
          </mtr>
          <mtr>
            <mtd>
              <mrow>
                <mn>0</mn>
                <mtext>           otherwise</mtext>
              </mrow>
            </mtd>
          </mtr>
        </mtable>
      </mrow>
    </mrow>
    <annotation encoding="StarMath 5.0">left lbrace
  stack {
    {%sigma(k)} over k cdot n^-s " if" n=p^k#
    0"           otherwise"
  }
right none
</annotation>
  </semantics>
</math>
</file>

<file path=Object 17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row>
                            <mi>n</mi>
                            <mo stretchy="false">−</mo>
                            <mn>1</mn>
                          </mrow>
                        </munderover>
                        <mfrac>
                          <mrow>
                            <mi mathvariant="normal">σ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row>
                          <mi>j</mi>
                        </mfrac>
                      </mrow>
                      <mo stretchy="false">⋅</mo>
                      <msub>
                        <mi>p</mi>
                        <mrow>
                          <mi>k</mi>
                          <mo stretchy="false">−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i>j</mi>
                        </mrow>
                      </mrow>
                      <mo fence="true" stretchy="false">)</mo>
                    </mrow>
                    <mtext>          if</mtext>
                    <mrow>
                      <mi>k</mi>
                      <mo stretchy="false">&gt;</mo>
                      <mn>1</mn>
                    </mrow>
                  </mrow>
                </mtd>
              </mtr>
              <mtr>
                <mtd>
                  <mrow>
                    <mfrac>
                      <mrow>
                        <mi mathvariant="normal">σ</mi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</mrow>
                      <mi>n</mi>
                    </mfrac>
                    <mtext>                                    if</mtext>
                    <mrow>
                      <mi>k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_k(n) ={left lbrace
  stack {
    sum from j = 1 to {n-1}{{%sigma(j)} over j} cdot p_{k-1}(n-j)"          if"k&gt;1#
    {%sigma(n)} over n"                                    if" k = 1
  }
right none}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k</mi>
      </munderover>
      <mrow>
        <mrow>
          <mfrac>
            <msup>
              <mi>z</mi>
              <mi>j</mi>
            </msup>
            <mrow>
              <mi>j</mi>
              <mi>!</mi>
            </mrow>
          </mfrac>
          <mo stretchy="false">⋅</mo>
          <msub>
            <mi>p</mi>
            <mi>j</mi>
          </msub>
        </mrow>
        <mrow>
          <mo fence="true" stretchy="false">(</mo>
          <mrow>
            <mi>k</mi>
          </mrow>
          <mo fence="true" stretchy="false">)</mo>
        </mrow>
      </mrow>
    </mrow>
    <annotation encoding="StarMath 5.0">sum from {j = 1} to k { {z^j}over{j!}cdot p_j(k) }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n>1</mn>
            <mrow>
              <mi>k</mi>
              <mi>!</mi>
            </mrow>
          </mfrac>
        </mrow>
      </mrow>
    </mrow>
    <annotation encoding="StarMath 5.0">b( n ) = prod from {p^k divides n} {1 over {k!}}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_{1/2}(2s)} over {%zeta(s)})^z]_n</annotation>
  </semantics>
</math>
</file>

<file path=Object 20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b( n ) cdot n^-s</annotation>
  </semantics>
</math>
</file>

<file path=Object 2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row>
                        <mi mathvariant="normal">μ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  <mi>k</mi>
                    </mfrac>
                  </msup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^{{{%mu(k)} over k}})^z]_n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i>n</mi>
                  <mrow>
                    <mo stretchy="false">−</mo>
                    <mi>s</mi>
                  </mrow>
                </msup>
                <mtext>       if</mtext>
                <mi>n</mi>
                <mi mathvariant="italic">is</mi>
                <mi mathvariant="italic">prime</mi>
              </mrow>
            </mtd>
          </mtr>
          <mtr>
            <mtd>
              <mrow>
                <mn>0</mn>
                <mtext>              otherwise</mtext>
              </mrow>
            </mtd>
          </mtr>
        </mtable>
      </mrow>
    </mrow>
    <annotation encoding="StarMath 5.0">left lbrace
  stack {
    n^-s "       if" n is prime#
    0"              otherwise"
  }
right none
</annotation>
  </semantics>
</math>
</file>

<file path=Object 23/content.xml><?xml version="1.0" encoding="utf-8"?>
<math xmlns="http://www.w3.org/1998/Math/MathML" display="block">
  <semantics>
    <mrow>
      <mfrac>
        <msup>
          <mi>z</mi>
          <mi>k</mi>
        </msup>
        <mrow>
          <mi>k</mi>
          <mi>!</mi>
        </mrow>
      </mfrac>
      <mo stretchy="false">⋅</mo>
      <msup>
        <mi>p</mi>
        <mrow>
          <mrow>
            <mo stretchy="false">−</mo>
            <mi>s</mi>
          </mrow>
          <mi>k</mi>
        </mrow>
      </msup>
    </mrow>
    <annotation encoding="StarMath 5.0">{z^k over {k!}} cdot p^{-s k}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sup>
                    <mn>2</mn>
                    <mrow>
                      <mrow>
                        <mo stretchy="false">−</mo>
                        <mn>2</mn>
                      </mrow>
                      <mi>s</mi>
                    </mrow>
                  </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frac>
                                  <mn>1</mn>
                                  <mn>4</mn>
                                </mfrac>
                              </mrow>
                            </mrow>
                            <mo fence="true" stretchy="false">)</mo>
                          </mrow>
                          <mo stretchy="false">−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frac>
                                <mn>3</mn>
                                <mn>4</mn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2^{-2s}(%zeta(s,1 over 4)-%zeta(s, 3 over 4)))^z]_n</annotation>
  </semantics>
</math>
</file>

<file path=Object 25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frac>
                <mi mathvariant="normal">π</mi>
                <mn>2</mn>
              </mfrac>
              <mo stretchy="false">⋅</mo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cos(%pi over 2 cdot (n-1))cdot n^-s</annotation>
  </semantics>
</math>
</file>

<file path=Object 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row>
                        <mrow>
                          <mo fence="true" stretchy="false">(</mo>
                          <mrow>
                            <mrow>
                              <mi>p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</msup>
                  <mo stretchy="false">⋅</mo>
                  <mi mathvariant="normal">κ</mi>
                </mrow>
                <mrow>
                  <mo fence="true" stretchy="false">(</mo>
                  <mrow>
                    <mi>n</mi>
                  </mrow>
                  <mo fence="true" stretchy="false">)</mo>
                </mrow>
                <mtext> if</mtext>
                <mrow>
                  <mn>2</mn>
                  <mo stretchy="false">∤</mo>
                  <mi>n</mi>
                </mrow>
              </mrow>
            </mtd>
          </mtr>
          <mtr>
            <mtd>
              <mrow>
                <mn>0</mn>
                <mtext>                    otherwise</mtext>
              </mrow>
            </mtd>
          </mtr>
        </mtable>
      </mrow>
    </mrow>
    <annotation encoding="StarMath 5.0">left lbrace
  stack {
    (-1)^{k(p-1)/2} cdot %kappa(n) " if" 2 ndivides n#
    0"                    otherwise"
  }
right none
</annotation>
  </semantics>
</math>
</file>

<file path=Object 2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row>
                        <mrow>
                          <mo fence="true" stretchy="false">(</mo>
                          <mrow>
                            <mrow>
                              <mi>p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</msup>
                  <mo stretchy="false">⋅</mo>
                  <msup>
                    <mi>p</mi>
                    <mrow>
                      <mrow>
                        <mo stretchy="false">−</mo>
                        <mi>s</mi>
                      </mrow>
                      <mi>k</mi>
                    </mrow>
                  </msup>
                  <mo stretchy="false">⋅</mo>
                  <mfrac>
                    <msup>
                      <mi>z</mi>
                      <mrow>
                        <mtext>(</mtext>
                        <mi>k</mi>
                        <mtext>)</mtext>
                      </mrow>
                    </msup>
                    <mrow>
                      <mi>k</mi>
                      <mi>!</mi>
                    </mrow>
                  </mfrac>
                </mrow>
                <mtext>   if</mtext>
                <mrow>
                  <mi>p</mi>
                  <mo stretchy="false">≠</mo>
                  <mn>2</mn>
                </mrow>
              </mrow>
            </mtd>
          </mtr>
          <mtr>
            <mtd>
              <mrow>
                <mn>0</mn>
                <mtext>                                   if</mtext>
                <mrow>
                  <mi>p</mi>
                  <mo stretchy="false">=</mo>
                  <mn>2</mn>
                </mrow>
              </mrow>
            </mtd>
          </mtr>
        </mtable>
      </mrow>
    </mrow>
    <annotation encoding="StarMath 5.0">{left lbrace
  stack {
    
    (-1)^{k(p-1)/2} cdot p^{-s k}cdot{{z^{"("k")"}}over{k!}}"   if" p &lt;&gt; 2#
    0"                                   if"p=2 
  }
right none}</annotation>
  </semantics>
</math>
</file>

<file path=Object 28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f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f(s)]_{n}</annotation>
  </semantics>
</math>
</file>

<file path=Object 29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log</mi>
              <mi>f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log f(s)]_{n}</annotation>
  </semantics>
</math>
</file>

<file path=Object 3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%lambda(n)cdot n^-s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under>
            <mo stretchy="false">∏</mo>
            <mrow>
              <msup>
                <mi>p</mi>
                <mi>k</mi>
              </msup>
              <mo stretchy="false">∣</mo>
              <mi>j</mi>
            </mrow>
          </munder>
          <mi>f</mi>
        </mrow>
      </mrow>
      <mrow>
        <mo fence="true" stretchy="false">(</mo>
        <mrow>
          <mrow>
            <mi>p</mi>
            <mi>,</mi>
            <mi>k</mi>
          </mrow>
        </mrow>
        <mo fence="true" stretchy="false">)</mo>
      </mrow>
    </mrow>
    <annotation encoding="StarMath 5.0">sum from j = 1 to n prod from {p^k divides j} f( p,k )</annotation>
  </semantics>
</math>
</file>

<file path=Object 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o stretchy="false">∇</mo>
        </mrow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o stretchy="false">∇</mo>
          </mrow>
        </mrow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l</mi>
        </msub>
        <mo stretchy="false">+</mo>
        <mn>..</mn>
      </mrow>
      <mi>.</mi>
    </mrow>
    <annotation encoding="StarMath 5.0">[f(s)^z]_n=
(binom{z}{0})1 +
(binom{z}{1})
	sum from j = 2 to n 
			nabla[f( s )]_j
			
 +(binom{z}{2}) 
 	sum from j = 2 to n 
 		sum from k = 2 to lfloor n over j rfloor 
			nabla[f( s )]_j cdot nabla[f( s )]_k
 			
+(binom{z}{3}) 
	sum from j = 2 to n 
		sum from k = 2 to lfloor n over j rfloor 
			sum from l = 2 to lfloor n over {j cdot k} rfloor 
				nabla[f( s )]_j cdot nabla[f( s )]_k cdot nabla[f( s )]_l
+...</annotation>
  </semantics>
</math>
</file>

<file path=Object 32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o stretchy="false">∇</mo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o stretchy="false">∇</mo>
        </mrow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+</mo>
        <mfrac>
          <msup>
            <mi>z</mi>
            <mn>3</mn>
          </msup>
          <mrow>
            <mn>3</mn>
            <mi>!</mi>
          </mrow>
        </mfrac>
      </mrow>
      <mn>..</mn>
      <mi>.</mi>
    </mrow>
    <annotation encoding="StarMath 5.0">""[f(s)^z]_n =
1 +
{z^1 over {1!}}
	sum from j = 2 to n 
		nabla[log f( s )]_j
		
 +{z^2 over {2!}}
 	sum from j = 2 to n 
 		sum from k = 2 to lfloor n over j rfloor 
			nabla[log f( s )]_j cdot nabla[log f( s )]_k
			
+{z^3 over {3!}}...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h</mi>
      </mrow>
      <mrow>
        <mo fence="true" stretchy="false">(</mo>
        <mrow>
          <mrow>
            <mi>n</mi>
            <mi>,</mi>
            <mn>2,</mn>
            <mi>z</mi>
          </mrow>
        </mrow>
        <mo fence="true" stretchy="false">)</mo>
      </mrow>
      <mtext> where </mtext>
      <mi>h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o stretchy="false">∇</mo>
                              <msub>
                                <mrow>
                                  <mo fence="true" stretchy="false">[</mo>
                                  <mrow>
                                    <mrow>
                                      <mi>f</mi>
                                      <mrow>
                                        <mo fence="true" stretchy="false">(</mo>
                                        <mrow>
                                          <mi>s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]</mo>
                                </mrow>
                                <mi>y</mi>
                              </msub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h</mi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n>1,</mn>
                          </mrow>
                          <mrow>
                            <mi>z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text>if    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f(s)^z]_n= h(n,2,z)  " where " h(n,y,z) = left lbrace
  stack {
    sum from k = 0 to {lfloor{log n}over{log y}rfloor} ( binom{z}{k} ) cdot (nabla[f(s)]_y)^k cdot h(n over y^k, y+1,z-k) "if    " n&gt;=y#
    1 "                                                                    if" n&lt;y
  }
right none

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i>f</mi>
          </mrow>
        </mrow>
      </mrow>
      <mrow>
        <mo fence="true" stretchy="false">(</mo>
        <mrow>
          <mrow>
            <mi>p</mi>
            <mi>,</mi>
            <mi>k</mi>
          </mrow>
        </mrow>
        <mo fence="true" stretchy="false">)</mo>
      </mrow>
    </mrow>
    <annotation encoding="StarMath 5.0">[f(s)^z]_n = sum from j = 1 to n prod from {p^k divides j} f( p,k )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f(s)^z]_n</annotation>
  </semantics>
</math>
</file>

<file path=Object 3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3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b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b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o stretchy="false">∇</mo>
                    <mrow>
                      <msub>
                        <mrow>
                          <mo fence="true" stretchy="false">[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]</mo>
                        </mrow>
                        <mi>j</mi>
                      </msub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b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s)^z]_n = 1 + b( n,2,1 ) "   where   " b(n,j,k) = left lbrace
  stack {
    nabla[f(s)]_j cdot ({z+1}over k-1)(1 + b(n over j, 2,k+1))+b(n,j+1,k) "    if" n&gt;=j#
    0"                                                                                        if"n&lt;j      
  }
right none
</annotation>
  </semantics>
</math>
</file>

<file path=Object 3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o stretchy="false">∇</mo>
                    </mrow>
                    <mrow>
                      <mrow>
                        <msub>
                          <mrow>
                            <mo fence="true" stretchy="false">[</mo>
                            <mrow>
                              <mrow>
                                <mi>log</mi>
                                <mi>f</mi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i>j</mi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p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,</mn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s)^z]_n = 1 + p( n,2,1 ) "   where   " p(n,j,k) = left lbrace
  stack {
    {z over k} cdot nabla[log f(s)]_j cdot (1 +p(n over j, 2,k+1))+p(n,j+1,k) "    if" n&gt;=j#
    0"                                                                                 if"n&lt;j
  }
right none
</annotation>
  </semantics>
</math>
</file>

<file path=Object 3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(log f(s))^k]_n = lim from { z rightarrow 0 }{  }{ partial^k over {partial z^k} } nabla [ f(s)^z ]_n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 mathvariant="normal">κ</mi>
            </mrow>
            <mrow>
              <mo fence="true" stretchy="false">(</mo>
              <mrow>
                <msup>
                  <mi>n</mi>
                  <mrow>
                    <mn>1</mn>
                    <mo stretchy="false">/</mo>
                    <mn>2</mn>
                  </mrow>
                </msup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n)-%kappa(n^{1/2}))cdot n^-s</annotation>
  </semantics>
</math>
</file>

<file path=Object 4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log f(s))^k]_n = lim from { z rightarrow 0 }{  }{ partial^k over {partial z^k} } [ f(s)^z ]_n</annotation>
  </semantics>
</math>
</file>

<file path=Object 41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f(s)^z]_n = sum from k = 0 {z^k over {k!}} cdot [(log f(s))^k]_n</annotation>
  </semantics>
</math>
</file>

<file path=Object 4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>f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f(s)^z]_n = sum from k = 0 {z^k over {k!}} cdot nabla [(log f(s))^k]_n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a</mi>
                    <mo stretchy="false">+</mo>
                    <mi>b</mi>
                  </mrow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a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b</mi>
              </msup>
            </mrow>
          </mrow>
          <mo fence="true" stretchy="false">]</mo>
        </mrow>
        <mi>k</mi>
      </msub>
    </mrow>
    <annotation encoding="StarMath 5.0">[f(s)^{a+b}]_n = sum from j cdot k &lt;= n nabla[ f(s)^a ]_j cdot nabla[ f(s)^b ]_k</annotation>
  </semantics>
</math>
</file>

<file path=Object 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a</mi>
                    <mo stretchy="false">+</mo>
                    <mi>b</mi>
                  </mrow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a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b</mi>
              </msup>
            </mrow>
          </mrow>
          <mo fence="true" stretchy="false">]</mo>
        </mrow>
        <mi>k</mi>
      </msub>
    </mrow>
    <annotation encoding="StarMath 5.0">[f(s)^{a+b}]_n = sum from j cdot k &lt;= n nabla[ f(s)^a ]_j cdot nabla[ f(s)^b ]_k</annotation>
  </semantics>
</math>
</file>

<file path=Object 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o stretchy="false">−</mo>
              <mn>1</mn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nabla[f(s)]_n = [f(s)]_n - [f(s)]_{n-1} = f( n ) cdot n^-s</annotation>
  </semantics>
</math>
</file>

<file path=Object 4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[f(s)]_n = sum from j = 1 to n f( j ) cdot j^-s</annotation>
  </semantics>
</math>
</file>

<file path=Object 4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</mrow>
    <annotation encoding="StarMath 5.0">[(f(s)-1)^k]_n = sum from j = 0 to k ( -1 )^{ k-j } cdot ( binom{k}{j} )[ f(s)^j ]_n</annotation>
  </semantics>
</math>
</file>

<file path=Object 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</mrow>
    <annotation encoding="StarMath 5.0">nabla[(f(s)-1)^k]_n = sum from j = 0 to k ( -1 )^{ k-j } cdot ( binom{k}{j} )nabla[ f(s)^j ]_n</annotation>
  </semantics>
</math>
</file>

<file path=Object 4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f(s)^z]_n = sum from k = 0 ( binom{z}{k} )[ (f(s)-1)^k ]_n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k</mi>
              </mtd>
            </mtr>
          </mtable>
        </mrow>
        <mo fence="true" stretchy="false">)</mo>
      </mrow>
      <mo stretchy="false">⋅</mo>
      <msup>
        <mi>p</mi>
        <mrow>
          <mrow>
            <mo stretchy="false">−</mo>
            <mi>s</mi>
          </mrow>
          <mi>k</mi>
        </mrow>
      </msup>
    </mrow>
    <annotation encoding="StarMath 5.0">( binom{-z}{k} ) cdot p^{ -s k } </annotation>
  </semantics>
</math>
</file>

<file path=Object 5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f(s)^z]_n = sum from k = 0 ( binom{z}{k} )nabla [ (f(s)-1)^k ]_n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>f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x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i>x</mi>
        <mo stretchy="false">⋅</mo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f( s )^x)]_n = x cdot [ log f(s) ]_n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i>g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f( s ) cdot g(t) )]_n = [ log f(s) ]_n + [ log g(t) ]_n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{{f( s )} over {g(t)}}]_n = [ log f(s) ]_n - [ log g(t) ]_n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i>f</mi>
                    </mrow>
                    <mrow>
                      <mo fence="true" stretchy="false">(</mo>
                      <mrow>
                        <mrow>
                          <mi>k</mi>
                          <mo stretchy="false">⋅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prod from k = 1 f( k cdot s ))]_n = sum from k = 1 [ log f(k s) ]_n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i>f</mi>
                    </mrow>
                    <mrow>
                      <mo fence="true" stretchy="false">(</mo>
                      <mrow>
                        <mrow>
                          <mi>k</mi>
                          <mo stretchy="false">⋅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prod from k = 1 f( k cdot s ))]_n = sum from k = 1 [ log f(k s) 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  <mo stretchy="false">⋅</mo>
                    <mi mathvariant="normal">ζ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%zeta(s-a ) cdot %zeta(s))^z]_n</annotation>
  </semantics>
</math>
</file>

<file path=Object 7/content.xml><?xml version="1.0" encoding="utf-8"?>
<math xmlns="http://www.w3.org/1998/Math/MathML" display="block">
  <semantics>
    <mrow>
      <msub>
        <mi mathvariant="normal">σ</mi>
        <mi>a</mi>
      </msub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%sigma_a( n ) cdot n^-s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⋅</mo>
                <msup>
                  <mi>n</mi>
                  <mi>a</mi>
                </msup>
              </mrow>
              <mo stretchy="false">+</mo>
              <mi mathvariant="normal">κ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 n )cdot n^a + %kappa( n )) cdot n^-s</annotation>
  </semantics>
</math>
</file>

<file path=Object 9/content.xml><?xml version="1.0" encoding="utf-8"?>
<math xmlns="http://www.w3.org/1998/Math/MathML" display="block">
  <semantics>
    <mrow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⋅</mo>
        <msup>
          <mi>p</mi>
          <mrow>
            <mrow>
              <mo stretchy="false">−</mo>
              <mi>s</mi>
            </mrow>
            <mi>k</mi>
          </mrow>
        </msup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−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 {z^{"("k")"} over {k!}} cdot p^{-s k} cdot ""_2 F_1( -k;z;1-k-z;p^a )</annotation>
  </semantics>
</math>
</file>